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5C0000023A80E78FBC.png" manifest:media-type=""/>
  <manifest:file-entry manifest:full-path="Pictures/100002010000035C0000023A71FA0B89.png" manifest:media-type=""/>
  <manifest:file-entry manifest:full-path="Pictures/100002010000035C0000023A7DCF49BA.png" manifest:media-type=""/>
  <manifest:file-entry manifest:full-path="Pictures/100002010000035C0000023A4F0FFD4C.png" manifest:media-type=""/>
  <manifest:file-entry manifest:full-path="Pictures/100002010000035C0000023A61A98A0C.png" manifest:media-type=""/>
  <manifest:file-entry manifest:full-path="Pictures/100000000000032000000258E8214A59.png" manifest:media-type=""/>
  <manifest:file-entry manifest:full-path="Pictures/100002010000038D00000237714C754C.png" manifest:media-type=""/>
  <manifest:file-entry manifest:full-path="Pictures/100002010000035C0000023AD4EF8BF4.png" manifest:media-type=""/>
  <manifest:file-entry manifest:full-path="Pictures/100002010000038D00000237333B8BB7.png" manifest:media-type=""/>
  <manifest:file-entry manifest:full-path="Pictures/100002010000035C0000023A88F3B839.png" manifest:media-type=""/>
  <manifest:file-entry manifest:full-path="Pictures/100002010000038D00000237DC580456.png" manifest:media-type=""/>
  <manifest:file-entry manifest:full-path="Pictures/100000000000032000000258CDE3B1F9.png" manifest:media-type=""/>
  <manifest:file-entry manifest:full-path="Pictures/100002010000035C0000023AC4DB33F9.png" manifest:media-type=""/>
  <manifest:file-entry manifest:full-path="Pictures/100002010000035C0000023A5ACD0E23.png" manifest:media-type=""/>
  <manifest:file-entry manifest:full-path="Pictures/100002010000035C0000023A1746DC5E.png" manifest:media-type=""/>
  <manifest:file-entry manifest:full-path="Pictures/1000000000000CEC000009B10DB262C2.png" manifest:media-type=""/>
  <manifest:file-entry manifest:full-path="Pictures/100002010000035C0000023ACC6E1697.png" manifest:media-type=""/>
  <manifest:file-entry manifest:full-path="Pictures/10000000000003200000025877A2FEEE.png" manifest:media-type=""/>
  <manifest:file-entry manifest:full-path="Pictures/100002010000035C0000023A98AD12EC.png" manifest:media-type=""/>
  <manifest:file-entry manifest:full-path="Pictures/100002010000038D00000237DE0EBAC6.png" manifest:media-type=""/>
  <manifest:file-entry manifest:full-path="Pictures/1000020100000309000001FA5DFA1D3F.png" manifest:media-type=""/>
  <manifest:file-entry manifest:full-path="Pictures/100002010000035C0000023AAD5F7624.png" manifest:media-type=""/>
  <manifest:file-entry manifest:full-path="Pictures/100002010000035C0000023A3D91C4E4.png" manifest:media-type=""/>
  <manifest:file-entry manifest:full-path="Pictures/100002010000035C0000023AC6798984.png" manifest:media-type=""/>
  <manifest:file-entry manifest:full-path="Pictures/100002010000035C0000023ABF760DE4.png" manifest:media-type=""/>
  <manifest:file-entry manifest:full-path="Pictures/1000020100000309000001FAC3C78794.png" manifest:media-type=""/>
  <manifest:file-entry manifest:full-path="Pictures/1000020100000309000001FA3C8CFBA9.png" manifest:media-type=""/>
  <manifest:file-entry manifest:full-path="Pictures/100002010000035C0000023AC208496A.png" manifest:media-type=""/>
  <manifest:file-entry manifest:full-path="Pictures/100002010000035C0000023A327A7AFF.png" manifest:media-type=""/>
  <manifest:file-entry manifest:full-path="Pictures/100002010000038D000002374ECBB453.png" manifest:media-type=""/>
  <manifest:file-entry manifest:full-path="Pictures/100002010000035C0000023A7BADA361.png" manifest:media-type=""/>
  <manifest:file-entry manifest:full-path="Pictures/100002010000038D00000237AE7B2092.png" manifest:media-type=""/>
  <manifest:file-entry manifest:full-path="Pictures/100002010000038D00000237ABCF68D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71cm, 5.3cm, 2.371cm, 2.12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notes">
      <style:graphic-properties draw:fill-color="#ffffff" draw:auto-grow-height="true" fo:min-height="13.364cm"/>
    </style:style>
    <style:style style:name="pr2" style:family="presentation" style:parent-style-name="Inspiration-title">
      <style:graphic-properties fo:min-height="1.8cm"/>
    </style:style>
    <style:style style:name="pr3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style-name="gr1" draw:text-style-name="P1" draw:layer="layout" svg:width="18.912cm" svg:height="14.125cm" svg:x="4.5cm" svg:y="5cm">
          <draw:image xlink:href="Pictures/10000000000003200000025877A2FEEE.png" xlink:type="simple" xlink:show="embed" xlink:actuate="onLoad">
            <text:p/>
          </draw:image>
        </draw:frame>
        <draw:frame draw:style-name="gr2" draw:text-style-name="P2" draw:layer="layout" svg:width="4.651cm" svg:height="0.963cm" svg:x="4.849cm" svg:y="18cm">
          <draw:text-box>
            <text:p text:style-name="P2">Christian Petry</text:p>
          </draw:text-box>
        </draw:frame>
        <draw:frame draw:style-name="gr2" draw:text-style-name="P3" draw:layer="layout" svg:width="11.377cm" svg:height="1.673cm" svg:x="8.123cm" svg:y="2cm">
          <draw:text-box>
            <text:p><text:span text:style-name="T1">Modifier in 3DsMax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5.841cm" svg:height="16.828cm" svg:x="1cm" svg:y="2.172cm">
          <draw:image xlink:href="Pictures/1000020100000309000001FA5DFA1D3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5.841cm" svg:height="16.828cm" svg:x="1cm" svg:y="2.172cm">
          <draw:image xlink:href="Pictures/1000020100000309000001FA3C8CFBA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5.841cm" svg:height="16.828cm" svg:x="1cm" svg:y="2.172cm">
          <draw:image xlink:href="Pictures/1000020100000309000001FAC3C7879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C679898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4F0FFD4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7DCF49B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CC6E169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BF760DE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88F3B83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C208496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3D91C4E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1746DC5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71FA0B8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D4EF8BF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327A7AF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7BADA36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AD5F762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80E78FB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61A98A0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C4DB33F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5ACD0E2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2" draw:layer="layout" svg:width="19.6cm" svg:height="1.8cm" svg:x="1.2cm" svg:y="1.8cm" presentation:class="title" presentation:placeholder="true">
          <draw:text-box/>
        </draw:frame>
        <draw:frame draw:style-name="gr4" draw:text-style-name="P1" draw:layer="layout" svg:width="26.404cm" svg:height="17.5cm" svg:x="1cm" svg:y="1.5cm">
          <draw:image xlink:href="Pictures/100002010000035C0000023A98AD12E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draw:style-name="gr4" draw:text-style-name="P1" draw:layer="layout" svg:width="21.166cm" svg:height="15.874cm" svg:x="3.5cm" svg:y="4cm">
          <draw:image xlink:href="Pictures/100000000000032000000258CDE3B1F9.png" xlink:type="simple" xlink:show="embed" xlink:actuate="onLoad">
            <text:p/>
          </draw:image>
        </draw:frame>
        <draw:frame draw:style-name="gr5" draw:text-style-name="P4" draw:layer="layout" svg:width="16.5cm" svg:height="1.517cm" svg:x="5.5cm" svg:y="2cm">
          <draw:text-box>
            <text:p text:style-name="P4"><text:span text:style-name="T2">Hair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draw:style-name="gr5" draw:text-style-name="P4" draw:layer="layout" svg:width="16.5cm" svg:height="1.517cm" svg:x="5.5cm" svg:y="2cm">
          <draw:text-box>
            <text:p text:style-name="P4"><text:span text:style-name="T2">Hair</text:span></text:p>
          </draw:text-box>
        </draw:frame>
        <draw:frame draw:style-name="gr4" draw:text-style-name="P1" draw:layer="layout" svg:width="21.166cm" svg:height="15.874cm" svg:x="3.5cm" svg:y="4cm">
          <draw:image xlink:href="Pictures/100000000000032000000258E8214A5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2" draw:layer="layout" svg:width="19.6cm" svg:height="1.8cm" svg:x="1.2cm" svg:y="1.8cm" presentation:class="title">
          <draw:text-box>
            <text:p text:style-name="P1">Cloth</text:p>
          </draw:text-box>
        </draw:frame>
        <draw:frame draw:style-name="gr4" draw:text-style-name="P1" draw:layer="layout" svg:width="24.841cm" svg:height="16.177cm" svg:x="1.159cm" svg:y="3.823cm">
          <draw:image xlink:href="Pictures/10000000000003200000025877A2FEE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2" draw:layer="layout" svg:width="19.6cm" svg:height="1.8cm" svg:x="1.2cm" svg:y="1.8cm" presentation:class="title">
          <draw:text-box>
            <text:p text:style-name="P1">Cloth</text:p>
          </draw:text-box>
        </draw:frame>
        <draw:frame draw:style-name="gr4" draw:text-style-name="P1" draw:layer="layout" svg:width="24.841cm" svg:height="16.177cm" svg:x="1.159cm" svg:y="3.823cm">
          <draw:image xlink:href="Pictures/100002010000038D00000237ABCF68D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2" draw:layer="layout" svg:width="19.6cm" svg:height="1.8cm" svg:x="1.2cm" svg:y="1.8cm" presentation:class="title">
          <draw:text-box>
            <text:p text:style-name="P1">Cloth</text:p>
          </draw:text-box>
        </draw:frame>
        <draw:frame draw:style-name="gr4" draw:text-style-name="P1" draw:layer="layout" svg:width="24.841cm" svg:height="16.177cm" svg:x="1.159cm" svg:y="3.823cm">
          <draw:image xlink:href="Pictures/100002010000038D00000237714C754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2" draw:layer="layout" svg:width="19.6cm" svg:height="1.8cm" svg:x="1.2cm" svg:y="1.8cm" presentation:class="title">
          <draw:text-box>
            <text:p text:style-name="P1">Cloth</text:p>
          </draw:text-box>
        </draw:frame>
        <draw:frame draw:style-name="gr4" draw:text-style-name="P1" draw:layer="layout" svg:width="24.841cm" svg:height="16.177cm" svg:x="1.159cm" svg:y="3.823cm">
          <draw:image xlink:href="Pictures/100002010000038D000002374ECBB45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2" draw:layer="layout" svg:width="19.6cm" svg:height="1.8cm" svg:x="1.2cm" svg:y="1.8cm" presentation:class="title">
          <draw:text-box>
            <text:p text:style-name="P1">Cloth</text:p>
          </draw:text-box>
        </draw:frame>
        <draw:frame draw:style-name="gr4" draw:text-style-name="P1" draw:layer="layout" svg:width="24.841cm" svg:height="16.177cm" svg:x="1.159cm" svg:y="3.823cm">
          <draw:image xlink:href="Pictures/100002010000038D00000237DC58045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2" draw:layer="layout" svg:width="19.6cm" svg:height="1.8cm" svg:x="1.2cm" svg:y="1.8cm" presentation:class="title">
          <draw:text-box>
            <text:p text:style-name="P1">Cloth</text:p>
          </draw:text-box>
        </draw:frame>
        <draw:frame draw:style-name="gr4" draw:text-style-name="P1" draw:layer="layout" svg:width="24.841cm" svg:height="16.177cm" svg:x="1.159cm" svg:y="3.823cm">
          <draw:image xlink:href="Pictures/100002010000038D00000237AE7B209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draw:frame presentation:style-name="pr2" draw:layer="layout" svg:width="19.6cm" svg:height="1.8cm" svg:x="1.2cm" svg:y="1.8cm" presentation:class="title">
          <draw:text-box>
            <text:p text:style-name="P1">Cloth</text:p>
          </draw:text-box>
        </draw:frame>
        <draw:frame draw:style-name="gr4" draw:text-style-name="P1" draw:layer="layout" svg:width="24.841cm" svg:height="16.177cm" svg:x="1.159cm" svg:y="3.823cm">
          <draw:image xlink:href="Pictures/100002010000038D00000237333B8BB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2" draw:layer="layout" svg:width="19.6cm" svg:height="1.8cm" svg:x="1.2cm" svg:y="1.8cm" presentation:class="title">
          <draw:text-box>
            <text:p text:style-name="P1">Cloth</text:p>
          </draw:text-box>
        </draw:frame>
        <draw:frame draw:style-name="gr4" draw:text-style-name="P1" draw:layer="layout" svg:width="24.841cm" svg:height="16.177cm" svg:x="1.159cm" svg:y="3.823cm">
          <draw:image xlink:href="Pictures/100002010000038D00000237DE0EBAC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draw:frame presentation:style-name="pr2" draw:layer="layout" svg:width="19.6cm" svg:height="1.8cm" svg:x="1.2cm" svg:y="1.8cm" presentation:class="title">
          <draw:text-box>
            <text:p text:style-name="P1">Cloth</text:p>
          </draw:text-box>
        </draw:frame>
        <draw:frame draw:style-name="gr4" draw:text-style-name="P1" draw:layer="layout" svg:width="24.841cm" svg:height="16.177cm" svg:x="1.159cm" svg:y="3.823cm">
          <draw:image xlink:href="Pictures/10000000000003200000025877A2FEE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0.2.2$Windows_x86 LibreOffice_project/4c82dcdd6efcd48b1d8bba66bfe1989deee49c3</meta:generator>
    <dc:date>2013-05-14T10:09:00.95</dc:date>
    <meta:document-statistic meta:object-count="170"/>
  </office:meta>
</office:document-meta>
</file>